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-apple-system" svg:font-family="-apple-system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398in"/>
    </style:style>
    <style:style style:name="co2" style:family="table-column">
      <style:table-column-properties fo:break-before="auto" style:column-width="1.9839in"/>
    </style:style>
    <style:style style:name="co3" style:family="table-column">
      <style:table-column-properties fo:break-before="auto" style:column-width="1.1134in"/>
    </style:style>
    <style:style style:name="co4" style:family="table-column">
      <style:table-column-properties fo:break-before="auto" style:column-width="5.6437in"/>
    </style:style>
    <style:style style:name="co5" style:family="table-column">
      <style:table-column-properties fo:break-before="auto" style:column-width="4.663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2.1972in" fo:break-before="auto" style:use-optimal-row-height="true"/>
    </style:style>
    <style:style style:name="ro2" style:family="table-row">
      <style:table-row-properties style:row-height="0.6736in" fo:break-before="auto" style:use-optimal-row-height="true"/>
    </style:style>
    <style:style style:name="ro3" style:family="table-row">
      <style:table-row-properties style:row-height="0.8909in" fo:break-before="auto" style:use-optimal-row-height="true"/>
    </style:style>
    <style:style style:name="ro4" style:family="table-row">
      <style:table-row-properties style:row-height="1.9382in" fo:break-before="auto" style:use-optimal-row-height="true"/>
    </style:style>
    <style:style style:name="ro5" style:family="table-row">
      <style:table-row-properties style:row-height="0.4555in" fo:break-before="auto" style:use-optimal-row-height="true"/>
    </style:style>
    <style:style style:name="ro6" style:family="table-row">
      <style:table-row-properties style:row-height="0.6319in" fo:break-before="auto" style:use-optimal-row-height="tru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1.6146in" fo:break-before="auto" style:use-optimal-row-height="false"/>
    </style:style>
    <style:style style:name="ro9" style:family="table-row">
      <style:table-row-properties style:row-height="1.1091in" fo:break-before="auto" style:use-optimal-row-height="true"/>
    </style:style>
    <style:style style:name="ro10" style:family="table-row">
      <style:table-row-properties style:row-height="1.5437in" fo:break-before="auto" style:use-optimal-row-height="true"/>
    </style:style>
    <style:style style:name="ro11" style:family="table-row">
      <style:table-row-properties style:row-height="4.0728in" fo:break-before="auto" style:use-optimal-row-height="true"/>
    </style:style>
    <style:style style:name="ro12" style:family="table-row">
      <style:table-row-properties style:row-height="1.9791in" fo:break-before="auto" style:use-optimal-row-height="true"/>
    </style:style>
    <style:style style:name="ro13" style:family="table-row">
      <style:table-row-properties style:row-height="0.2382in" fo:break-before="auto" style:use-optimal-row-height="true"/>
    </style:style>
    <style:style style:name="ro14" style:family="table-row">
      <style:table-row-properties style:row-height="3.0264in" fo:break-before="auto" style:use-optimal-row-height="true"/>
    </style:style>
    <style:style style:name="ro15" style:family="table-row">
      <style:table-row-properties style:row-height="1.7618in" fo:break-before="auto" style:use-optimal-row-height="true"/>
    </style:style>
    <style:style style:name="ro16" style:family="table-row">
      <style:table-row-properties style:row-height="4.1252in" fo:break-before="auto" style:use-optimal-row-height="true"/>
    </style:style>
    <style:style style:name="ro17" style:family="table-row">
      <style:table-row-properties style:row-height="1.5028in" fo:break-before="auto" style:use-optimal-row-height="true"/>
    </style:style>
    <style:style style:name="ro18" style:family="table-row">
      <style:table-row-properties style:row-height="1.0728in" fo:break-before="auto" style:use-optimal-row-height="false"/>
    </style:style>
    <style:style style:name="ro19" style:family="table-row">
      <style:table-row-properties style:row-height="0.178in" fo:break-before="auto" style:use-optimal-row-height="true"/>
    </style:style>
    <style:style style:name="ro20" style:family="table-row">
      <style:table-row-properties style:row-height="1.5in" fo:break-before="auto" style:use-optimal-row-height="false"/>
    </style:style>
    <style:style style:name="ro21" style:family="table-row">
      <style:table-row-properties style:row-height="0.1917in" fo:break-before="auto" style:use-optimal-row-height="true"/>
    </style:style>
    <style:style style:name="ro22" style:family="table-row">
      <style:table-row-properties style:row-height="0.2189in" fo:break-before="auto" style:use-optimal-row-height="false"/>
    </style:style>
    <style:style style:name="ro2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1.368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時間&quot;;&quot;日&quot;)" table:allow-empty-cell="true" table:display-list="unsorted" table:base-cell-address="Sheet4.G1"/>
        <table:content-validation table:name="val2" table:condition="of:cell-content-is-in-list(&quot;企業数&quot;;&quot;学生数&quot;;&quot;None&quot;)" table:allow-empty-cell="true" table:display-list="unsorted" table:base-cell-address="Sheet4.H1"/>
      </table:content-validations>
      <table:table table:name="Sheet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8" table:default-cell-style-name="Default"/>
        <table:table-row table:style-name="ro1">
          <table:table-cell table:style-name="ce20" office:value-type="string" calcext:value-type="string">
            <text:p>求人情報・会社説明資料を入手したら翻訳</text:p>
          </table:table-cell>
          <table:table-cell table:style-name="ce20" office:value-type="string" calcext:value-type="string">
            <text:p>開催日程・参加企業確定</text:p>
          </table:table-cell>
          <table:table-cell table:style-name="ce20" office:value-type="string" calcext:value-type="string">
            <text:p>Xseeds管理者,Xseeds担当者リーダ</text:p>
          </table:table-cell>
          <table:table-cell table:style-name="ce25" office:value-type="string" calcext:value-type="string">
            <text:p>1. 入手方法：</text:p>
            <text:p>[SCP Admin画面]</text:p>
            <text:p>求人票：xseeds Hubイベント→企業→企業名にクリック→求人情報</text:p>
            <text:p>※イベントではなくマスターに入力する企業さんに対して、イベントの求人情報にコピーをして翻訳</text:p>
            <text:p>2. 説明資料アップ方法：</text:p>
            <text:p>[SCP Admin画面]</text:p>
            <text:p>説明資料：xseeds Hubイベント→企業→アップロード資料→翻訳したベトナム語版をアップロード</text:p>
            <text:p>注意点：翻訳〆切：応募開始の前日までに</text:p>
          </table:table-cell>
          <table:table-cell table:style-name="ce25" office:value-type="string" calcext:value-type="string">
            <text:p>・入手</text:p>
            <text:p>・説明資料アップ</text:p>
          </table:table-cell>
          <table:table-cell table:style-name="ce20" office:value-type="float" office:value="5" calcext:value-type="float">
            <text:p>5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企業数</text:p>
          </table:table-cell>
          <table:table-cell table:style-name="ce20" table:number-columns-repeated="2"/>
          <table:table-cell table:number-columns-repeated="1013"/>
        </table:table-row>
        <table:table-row table:style-name="ro2">
          <table:table-cell table:style-name="ce21" office:value-type="string" calcext:value-type="string">
            <text:p>選考ポイントまとめ、翻訳</text:p>
          </table:table-cell>
          <table:table-cell table:style-name="ce20" office:value-type="string" calcext:value-type="string">
            <text:p>開催日程・参加企業確定</text:p>
          </table:table-cell>
          <table:table-cell table:style-name="ce20" office:value-type="string" calcext:value-type="string">
            <text:p>Xseeds管理者</text:p>
          </table:table-cell>
          <table:table-cell table:style-name="ce26" office:value-type="string" calcext:value-type="string">
            <text:p><text:a xlink:href="https://docs.google.com/spreadsheets/d/1SMZuuNNOuvxZqkls4GoTe1jQIGBBCMNJjIEkSa2gFsg/edit#gid=736168" xlink:type="simple">注意点：選考ポイントはSCPの企業のメモに記載される
URL:  選考ポイント例
https://docs.google.com/spreadsheets/d/1SMZuuNNOuvxZqkls4GoTe1jQIGBBCMNJjIEkSa2gFsg/edit#gid=736168
</text:a></text:p>
          </table:table-cell>
          <table:table-cell table:style-name="ce22" office:value-type="string" calcext:value-type="string">
            <text:p>・共有された選考ポイントを翻訳し、面接練習予約シートに貼る</text:p>
            <text:p>・書類選考の通過結果が出たら選考ポイントを通過学生に共有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2">
          <table:table-cell table:style-name="ce22" office:value-type="string" calcext:value-type="string">
            <text:p>SCPでxseeds Hubイベントを作成</text:p>
          </table:table-cell>
          <table:table-cell table:style-name="ce20" office:value-type="string" calcext:value-type="string">
            <text:p>開催日程・参加企業確定</text:p>
          </table:table-cell>
          <table:table-cell table:style-name="ce20" office:value-type="string" calcext:value-type="string">
            <text:p>Xseeds管理者</text:p>
          </table:table-cell>
          <table:table-cell table:style-name="ce26" office:value-type="string" calcext:value-type="string">
            <text:p><text:a xlink:href="https://scp-admin.sun-asterisk.com/#/job-fairs/63/basic/" xlink:type="simple">注意点：イベントの名前付けルール：20XX年XX月　Sun Asterisk 選考会
参考URL: Admin SCP
https://scp-admin.sun-asterisk.com/#/job-fairs/63/basic/</text:a></text:p>
          </table:table-cell>
          <table:table-cell table:style-name="ce25" office:value-type="string" calcext:value-type="string">
            <text:p>・日程選択を確認</text:p>
            <text:p>・内定誓約書・通知書テンプレートをアップロードを確認</text:p>
            <text:p>・ガイドブック更新を確認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None</text:p>
          </table:table-cell>
          <table:table-cell table:number-columns-repeated="1015"/>
        </table:table-row>
        <table:table-row table:style-name="ro2">
          <table:table-cell table:style-name="ce22" office:value-type="string" calcext:value-type="string">
            <text:p>SCPに参加企業登録（初参加企業の場合）</text:p>
          </table:table-cell>
          <table:table-cell table:style-name="ce20" office:value-type="string" calcext:value-type="string">
            <text:p>開催日程・参加企業確定</text:p>
          </table:table-cell>
          <table:table-cell table:style-name="ce20" office:value-type="string" calcext:value-type="string">
            <text:p>Xseeds管理者</text:p>
          </table:table-cell>
          <table:table-cell table:style-name="ce26" office:value-type="string" calcext:value-type="string">
            <text:p><text:a xlink:href="https://scp-admin.sun-asterisk.com/#/job-fairs/63/basic/" xlink:type="simple">　[SCPAdmin画面]　企業→企業追加
・申込書に基づき有料プラン・スカウト設定
スカウトタブ　→ON
有料の場合：プレミアム　→ON
※期間は申込書の記載を参照
・企業画面からスカウト対象確認
[SCPAdmin画面]　企業→Agent サイト閲覧のみ　
　・該当選考会に追加
[SCPAdmin画面]　
ジョブフェア→該当ジョブフェア→企業→企業追加　
・資料提出期限を設定　（営業チームと相談の上決める）
注意点：スカウト機能設定の際、下記のように注意：
2021年8月末日まで、
無料：2022年8月卒業者まで
有料：対象者は表示されない

2021年9月1日〜2022年2月末まで
無料：2022年8月卒業者まで
有料：2023年8月卒業者まで

2022年3月1日〜2022年8月末日まで
無料：2023年8月卒業者まで
有料：なし

2022年9月1日〜2023年2月末
無料：2023年8月卒業者まで
有料：2024年8月卒業者まで

参考URL: Admin SCP
https://scp-admin.sun-asterisk.com/#/job-fairs/63/basic/</text:a></text:p>
          </table:table-cell>
          <table:table-cell table:style-name="ce25" office:value-type="string" calcext:value-type="string">
            <text:p>・企業追加</text:p>
            <text:p>・該当選考会追加</text:p>
            <text:p>・資料提出期限設定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3">
          <table:table-cell table:style-name="ce22" office:value-type="string" calcext:value-type="string">
            <text:p>SCPで企業の担当者アカウントを発行</text:p>
          </table:table-cell>
          <table:table-cell table:style-name="ce20" office:value-type="string" calcext:value-type="string">
            <text:p>開催日程・参加企業確定</text:p>
          </table:table-cell>
          <table:table-cell table:style-name="ce20" office:value-type="string" calcext:value-type="string">
            <text:p>Xseeds管理者</text:p>
          </table:table-cell>
          <table:table-cell table:style-name="ce26" office:value-type="string" calcext:value-type="string">
            <text:p><text:a xlink:href="https://drive.google.com/file/d/1-AUm3ZkLcvQnqxmK-ifR0FnwNturR8gS/view?usp=sharing" xlink:type="simple">参考URL: 案内メール例
https://drive.google.com/file/d/1-AUm3ZkLcvQnqxmK-ifR0FnwNturR8gS/view?usp=sharing</text:a></text:p>
          </table:table-cell>
          <table:table-cell table:style-name="ce22" office:value-type="string" calcext:value-type="string">
            <text:p>・名前＋メアドは企業に確認</text:p>
            <text:p>・案内メール・メッセージ送付</text:p>
            <text:p>・[SCPAdmin画面] 企業→企業名にクリック→アカウント→アカウント追加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>
            <text:p>企業との事前打ち合わせに営業担当者と同席</text:p>
          </table:table-cell>
          <table:table-cell table:style-name="ce20" office:value-type="string" calcext:value-type="string">
            <text:p>開催日程・参加企業確定</text:p>
          </table:table-cell>
          <table:table-cell table:style-name="ce20" office:value-type="string" calcext:value-type="string">
            <text:p>Xseeds管理者</text:p>
          </table:table-cell>
          <table:table-cell table:style-name="ce22" office:value-type="string" calcext:value-type="string">
            <text:p><text:span text:style-name="T2">営業担当者と一緒にチェックリストを確認</text:span></text:p>
            <text:p><text:span text:style-name="T2">注意点：実施時間は企業の都合に合わせ</text:span></text:p>
            <text:p><text:span text:style-name="T2">外部通訳の場合、実施無し</text:span></text:p>
            <text:p/>
            <text:p><text:span text:style-name="T2">関連者: 営業担当者と連携</text:span></text:p>
          </table:table-cell>
          <table:table-cell table:style-name="ce22" office:value-type="string" calcext:value-type="string">
            <text:p/>
            <text:p>・企業の要求を確認、日程調整（全体スケジュール及び当日の面接スケジュール）　</text:p>
            <text:p>・通訳との顔合わせ、説明会リハーサル（通訳の日程により別の打ち合わせを設ける場合もある）</text:p>
            <text:p>・書類選考、事前課題有無の確認</text:p>
            <text:p>・SCPの案内</text:p>
            <text:p>・その他確認（求人情報、内定通知書・誓約書の内容、説明会実施方法など）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5">
          <table:table-cell table:style-name="ce22" office:value-type="string" calcext:value-type="string">
            <text:p>xseeds Hubフォルダとxseeds Hub板を作成</text:p>
          </table:table-cell>
          <table:table-cell table:style-name="ce20" office:value-type="string" calcext:value-type="string">
            <text:p>開催日程・参加企業確定</text:p>
          </table:table-cell>
          <table:table-cell table:style-name="ce20" office:value-type="string" calcext:value-type="string">
            <text:p>Xseeds管理者</text:p>
          </table:table-cell>
          <table:table-cell table:style-name="ce26" office:value-type="string" calcext:value-type="string">
            <text:p><text:a xlink:href="https://www.chatwork.com/g/dcydqpsfrxo9qh" xlink:type="simple">概要に情報追記、TC, SJP, 通訳者, xseeds Hub担当者/各大学のリーダーなどの関係者を追加
注意点：営業チームとの定例会で営業担当者から情報を共有してもらう
CWの名前付けルール：20XX年XX月　Sun Asterisk 選考会[int]xseeds Hub 20XX年XX月XX~XX 選考会運営

参考URL: https://www.chatwork.com/g/dcydqpsfrxo9qh</text:a></text:p>
          </table:table-cell>
          <table:table-cell table:style-name="ce22" office:value-type="string" calcext:value-type="string">
            <text:p>・学年度に応じてxseeds Hubフォルダを作成</text:p>
            <text:p>・企業の参加内示が出たらCWにてxseeds Hub板を作成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None</text:p>
          </table:table-cell>
          <table:table-cell table:number-columns-repeated="1015"/>
        </table:table-row>
        <table:table-row table:style-name="ro5">
          <table:table-cell table:style-name="ce22" office:value-type="string" calcext:value-type="string">
            <text:p>参加企業の申込書管理</text:p>
          </table:table-cell>
          <table:table-cell table:style-name="ce20" office:value-type="string" calcext:value-type="string">
            <text:p>開催日程・参加企業確定</text:p>
          </table:table-cell>
          <table:table-cell table:style-name="ce20" office:value-type="string" calcext:value-type="string">
            <text:p>Xseeds管理者</text:p>
          </table:table-cell>
          <table:table-cell table:style-name="ce26" office:value-type="string" calcext:value-type="string">
            <text:p><text:a xlink:href="https://drive.google.com/drive/folders/1lCGagulTEqpNdCR4pkW3IQb56WjHZ6J8" xlink:type="simple">企業担当者からもらった申込書を確認・保存

関連者：営業担当者と連携

参考URL：申込書格納フォルダ
https://drive.google.com/drive/folders/1lCGagulTEqpNdCR4pkW3IQb56WjHZ6J8
・申込書管理ファイル：
https://docs.google.com/spreadsheets/d/1RU_0ENHUewNhxqVJGFD3skTdDUsbxevGYJY56JBaKFc/edit?pli=1#gid=0</text:a></text:p>
          </table:table-cell>
          <table:table-cell table:style-name="ce22" office:value-type="string" calcext:value-type="string">
            <text:p>・管理フォルダにスキャンデータを保存</text:p>
            <text:p>・申込書管理ファイルに情報入力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説明会＋面接の通訳手配：社内メンバーの依頼</text:p>
          </table:table-cell>
          <table:table-cell table:style-name="ce20" office:value-type="string" calcext:value-type="string">
            <text:p>開催日程・参加企業確定</text:p>
          </table:table-cell>
          <table:table-cell table:style-name="ce20" office:value-type="string" calcext:value-type="string">
            <text:p>Xseeds管理者</text:p>
          </table:table-cell>
          <table:table-cell table:style-name="ce26" office:value-type="string" calcext:value-type="string">
            <text:p><text:a xlink:href="https://docs.google.com/spreadsheets/d/1_TYZXD4c5bdxTb1ZNbJ--Dc6DGCmoKXi2ZkYMZLuhlE/edit#gid=0" xlink:type="simple">注意点：基本的には1社に応じて1名の通訳を手配する
関連者：営業担当者と相談した上決める
参考URL：
・通訳者リスト：
https://docs.google.com/spreadsheets/d/1_TYZXD4c5bdxTb1ZNbJ--Dc6DGCmoKXi2ZkYMZLuhlE/edit#gid=0
・通訳向けタスクリスト：
https://docs.google.com/spreadsheets/d/1Fdc4r_1tobwb95BWeKIKjmCBlrj1JHfgiCEF5FJ-sfE/edit#gid=0</text:a></text:p>
          </table:table-cell>
          <table:table-cell table:style-name="ce22" office:value-type="string" calcext:value-type="string">
            <text:p>・xseeds Hub情報共有（日程、資料など）</text:p>
            <text:p/>
            <text:p>・通訳のSCPアカウント発行 (Adminアカウント-ユーザー権限）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2">
          <table:table-cell table:style-name="ce22" office:value-type="string" calcext:value-type="string">
            <text:p>説明会＋面接の通訳手配：社内で調整出来ない場合、外部へ委託</text:p>
          </table:table-cell>
          <table:table-cell table:style-name="ce20" office:value-type="string" calcext:value-type="string">
            <text:p>開催日程・参加企業確定</text:p>
          </table:table-cell>
          <table:table-cell table:style-name="ce20" office:value-type="string" calcext:value-type="string">
            <text:p>Xseeds管理者</text:p>
          </table:table-cell>
          <table:table-cell table:style-name="ce26" office:value-type="string" calcext:value-type="string">
            <text:p><text:a xlink:href="https://docs.google.com/spreadsheets/d/1tkSjOvhjGg-BAlD7Lb5yPUIZRyVb39s0/edit#gid=663214972" xlink:type="simple">注意点：２名以上の通訳を依頼したい場合、追加の1名ずつ5万円を企業さんに請
参考URL：テスト流れ
https://docs.google.com/spreadsheets/d/1tkSjOvhjGg-BAlD7Lb5yPUIZRyVb39s0/edit#gid=663214972</text:a></text:p>
          </table:table-cell>
          <table:table-cell table:style-name="ce22" office:value-type="string" calcext:value-type="string">
            <text:p>・通訳会社へ発注</text:p>
            <text:p>・通訳テストを実施</text:p>
            <text:p>・社内メンバー同様に情報共有</text:p>
          </table:table-cell>
          <table:table-cell table:style-name="ce20" office:value-type="float" office:value="0.25" calcext:value-type="float">
            <text:p>0.25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None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進捗管理ファイル（マスターファイル）作成</text:p>
            <text:p/>
          </table:table-cell>
          <table:table-cell table:style-name="ce20" office:value-type="string" calcext:value-type="string">
            <text:p>開催日程・参加企業確定</text:p>
          </table:table-cell>
          <table:table-cell table:style-name="ce20" office:value-type="string" calcext:value-type="string">
            <text:p>Xseeds管理者</text:p>
          </table:table-cell>
          <table:table-cell table:style-name="ce26" office:value-type="string" calcext:value-type="string">
            <text:p><text:a xlink:href="https://docs.google.com/spreadsheets/d/1hwJLiXBg2fiukKe1r1pl_nXb5rSglRYvqZhZAvewKXQ/edit#gid=1529418991" xlink:type="simple">全体スケジュールや期限など記載して新しい情報があれば更新（資料提出、企業別担当者名、その他）
xseeds Hub運営板の概要にリンク貼っておく

参考URL：進捗管理ファイル
https://docs.google.com/spreadsheets/d/1hwJLiXBg2fiukKe1r1pl_nXb5rSglRYvqZhZAvewKXQ/edit#gid=1529418991</text:a></text:p>
          </table:table-cell>
          <table:table-cell table:style-name="ce22"/>
          <table:table-cell table:style-name="ce20" office:value-type="float" office:value="0.5" calcext:value-type="float">
            <text:p>0.5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xseedsHub情報のキャッチアップ</text:p>
          </table:table-cell>
          <table:table-cell table:style-name="ce20" office:value-type="string" calcext:value-type="string">
            <text:p>開催日程・参加企業確定</text:p>
          </table:table-cell>
          <table:table-cell table:style-name="ce22" office:value-type="string" calcext:value-type="string">
            <text:p>Xseeds担当者_ALL</text:p>
          </table:table-cell>
          <table:table-cell table:style-name="ce27" office:value-type="string" calcext:value-type="string">
            <text:p>各xseedsHubイベントのCW板に入る</text:p>
          </table:table-cell>
          <table:table-cell table:style-name="ce22"/>
          <table:table-cell table:style-name="ce20" office:value-type="float" office:value="0.25" calcext:value-type="float">
            <text:p>0.25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None</text:p>
          </table:table-cell>
          <table:table-cell table:number-columns-repeated="1015"/>
        </table:table-row>
        <table:table-row table:style-name="ro5">
          <table:table-cell table:style-name="ce22" office:value-type="string" calcext:value-type="string">
            <text:p>xseedsHub選考会日程と面接対策日程を共有</text:p>
          </table:table-cell>
          <table:table-cell table:style-name="ce20" office:value-type="string" calcext:value-type="string">
            <text:p>開催日程・参加企業確定</text:p>
          </table:table-cell>
          <table:table-cell table:style-name="ce22" office:value-type="string" calcext:value-type="string">
            <text:p>Xseeds担当者リーダ</text:p>
          </table:table-cell>
          <table:table-cell table:style-name="ce22" office:value-type="string" calcext:value-type="string">
            <text:p>xseedsHub選考会日程と面接対策日程を共有</text:p>
          </table:table-cell>
          <table:table-cell table:style-name="ce22"/>
          <table:table-cell table:style-name="ce20" office:value-type="float" office:value="0.25" calcext:value-type="float">
            <text:p>0.25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None</text:p>
          </table:table-cell>
          <table:table-cell table:number-columns-repeated="1015"/>
        </table:table-row>
        <table:table-row table:style-name="ro8">
          <table:table-cell table:style-name="ce22" office:value-type="string" calcext:value-type="string">
            <text:p>ジョブフェア関連確認</text:p>
            <text:p/>
            <text:p/>
            <text:p/>
            <text:p/>
          </table:table-cell>
          <table:table-cell table:style-name="ce20" office:value-type="string" calcext:value-type="string">
            <text:p>開催日程・参加企業確定</text:p>
          </table:table-cell>
          <table:table-cell table:style-name="ce24" office:value-type="string" calcext:value-type="string">
            <text:p>企業担当者</text:p>
          </table:table-cell>
          <table:table-cell table:style-name="ce22" office:value-type="string" calcext:value-type="string">
            <text:p> ・全体スケジュールで期限を確認</text:p>
            <text:p>進捗管理シートのD列（期限）を確認</text:p>
            <text:p>進捗管理シート：https://docs.google.com/spreadsheets/d/1hwJLiXBg2fiukKe1r1pl_nXb5rSglRYvqZhZAvewKXQ/edit#gid=1529418991 </text:p>
            <text:p> ・ジョブフェア参加企業を確認</text:p>
            <text:p>ジョブフェアに参加する全企業の名前を進捗管理シートの2行（参加企業）で確認する</text:p>
            <text:p>進捗管理シート：https://docs.google.com/spreadsheets/d/1hwJLiXBg2fiukKe1r1pl_nXb5rSglRYvqZhZAvewKXQ/edit#gid=1529418991</text:p>
            <text:p>・申込書回収</text:p>
            <text:p>・会社＆求人情報のSCP入力</text:p>
            <text:p>・会社説明会資料のSCPアップ</text:p>
            <text:p>・企業関係者との事前MTG日程</text:p>
            <text:p>・（TCチーム・JF担当向け）企業説明会</text:p>
            <text:p>・応募（募集）期間</text:p>
            <text:p>・（候補者向け）会社説明会の実施日</text:p>
            <text:p>・書類選考期間</text:p>
            <text:p>・事前課題の日程（発表日と回答期間）</text:p>
            <text:p>・1次選考日</text:p>
            <text:p>・1次選考の結果発表日（選考日から3日以内）</text:p>
            <text:p>・2次選考日</text:p>
            <text:p>・2次選考の結果発表日 </text:p>
            <text:p> ・企業側関係者の名前とポジションがわかる</text:p>
            <text:p>進捗管理シートの6行（企業担当者）を確認</text:p>
            <text:p>https://docs.google.com/spreadsheets/d/1hwJLiXBg2fiukKe1r1pl_nXb5rSglRYvqZhZAvewKXQ/edit?usp=sharing</text:p>
            <text:p> </text:p>
            <text:p> ・Sun*サービスでの取引実績（開発、JFなど）を確認する</text:p>
            <text:p>進捗管理シートの7行（Sun*過去取引実績）を確認</text:p>
            <text:p>https://docs.google.com/spreadsheets/d/1hwJLiXBg2fiukKe1r1pl_nXb5rSglRYvqZhZAvewKXQ/edit?usp=sharing </text:p>
            <text:p>・過去のジョブフェア時の情報（内定者、渡日者、過去JFでの面接内容など）</text:p>
            <text:p> ・SCP、会社ウェブサイトで求人票を確認</text:p>
            <text:p>・SCPに入力された募集要項を確認する</text:p>
            <text:p>・会社ウェブサイトを確認する</text:p>
            <text:p>・会社採用ページ、Wantedlyページの確認する</text:p>
          </table:table-cell>
          <table:table-cell table:style-name="ce22" office:value-type="string" calcext:value-type="string">
            <text:p>・全体スケジュールで期限を確認</text:p>
            <text:p>・ジョブフェア参加企業を確認</text:p>
            <text:p>・企業担当者を確認</text:p>
            <text:p>・Sun*過去取引実績を確認</text:p>
            <text:p>・SCPの企業情報を確認</text:p>
            <text:p>・SCP、会社ウェブサイトで求人票を確認</text:p>
          </table:table-cell>
          <table:table-cell table:style-name="ce20" office:value-type="float" office:value="0.25" calcext:value-type="float">
            <text:p>0.25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3">
          <table:table-cell table:style-name="ce22" office:value-type="string" calcext:value-type="string">
            <text:p>外国人受入の対応施策についてSCPに記載</text:p>
          </table:table-cell>
          <table:table-cell table:style-name="ce20" office:value-type="string" calcext:value-type="string">
            <text:p>開催日程・参加企業確定</text:p>
          </table:table-cell>
          <table:table-cell table:style-name="ce21" office:value-type="string" calcext:value-type="string">
            <text:p>企業担当者</text:p>
          </table:table-cell>
          <table:table-cell table:style-name="ce22" office:value-type="string" calcext:value-type="string">
            <text:p>外国人受入の対応施策についてSCPに記載</text:p>
          </table:table-cell>
          <table:table-cell table:style-name="ce22" office:value-type="string" calcext:value-type="string">
            <text:p>・航空券支給の有無</text:p>
            <text:p>・渡日準備金の有無</text:p>
            <text:p>・在留許可申請の対応方法</text:p>
            <text:p>・渡日後の住宅手配方法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9">
          <table:table-cell table:style-name="ce22" office:value-type="string" calcext:value-type="string">
            <text:p>コミュニケーション方法の確立</text:p>
          </table:table-cell>
          <table:table-cell table:style-name="ce20" office:value-type="string" calcext:value-type="string">
            <text:p>開催日程・参加企業確定</text:p>
          </table:table-cell>
          <table:table-cell table:style-name="ce21" office:value-type="string" calcext:value-type="string">
            <text:p>企業担当者</text:p>
          </table:table-cell>
          <table:table-cell table:style-name="ce22" office:value-type="string" calcext:value-type="string">
            <text:p>進捗管理シートの12行（コミュニケーション方法の確立）を確認</text:p>
            <text:p>企業側関係者とTCチーム・企業担当者が直接コミュニケーションがとれる状態</text:p>
            <text:p>例）Chatwork, Slack, FB messenger...</text:p>
            <text:p>※ただしTeamsを希望される場合はメールにすること</text:p>
          </table:table-cell>
          <table:table-cell table:style-name="ce22"/>
          <table:table-cell table:style-name="ce20" office:value-type="float" office:value="4" calcext:value-type="float">
            <text:p>4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5">
          <table:table-cell table:style-name="ce22" office:value-type="string" calcext:value-type="string">
            <text:p>選考会開催に必要な情報の抜け・漏れの洗い出し</text:p>
          </table:table-cell>
          <table:table-cell table:style-name="ce20" office:value-type="string" calcext:value-type="string">
            <text:p>開催日程・参加企業確定</text:p>
          </table:table-cell>
          <table:table-cell table:style-name="ce21" office:value-type="string" calcext:value-type="string">
            <text:p>企業担当者</text:p>
          </table:table-cell>
          <table:table-cell table:style-name="ce22" office:value-type="string" calcext:value-type="string">
            <text:p>TCチームに該当CW内で確認依頼をする</text:p>
          </table:table-cell>
          <table:table-cell table:style-name="ce22"/>
          <table:table-cell table:style-name="ce20" office:value-type="float" office:value="4" calcext:value-type="float">
            <text:p>4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10">
          <table:table-cell table:style-name="ce22" office:value-type="string" calcext:value-type="string">
            <text:p>xseedsHubインプットMTG</text:p>
          </table:table-cell>
          <table:table-cell table:style-name="ce20" office:value-type="string" calcext:value-type="string">
            <text:p>開催日程・参加企業確定</text:p>
          </table:table-cell>
          <table:table-cell table:style-name="ce22" office:value-type="string" calcext:value-type="string">
            <text:p>Xseeds担当者リーダ</text:p>
          </table:table-cell>
          <table:table-cell table:style-name="ce22" office:value-type="string" calcext:value-type="string">
            <text:p>インプットMTGが会社説明会以前に設定されている</text:p>
            <text:p>Xseeds担当者リーダがMTG前に営業側に伝えている</text:p>
            <text:p>SCP企業メモ欄にMTGで共有された以下の情報を記入する</text:p>
            <text:p>- 企業情報(基本情報と魅力)</text:p>
            <text:p>- 求人情報</text:p>
            <text:p>- 選考ポイント(どんな人が評価されるのか)</text:p>
            <text:p>- 面接対策での具体的な戦略</text:p>
          </table:table-cell>
          <table:table-cell table:style-name="ce22" office:value-type="string" calcext:value-type="string">
            <text:p>・日程調整</text:p>
            <text:p>・企業情報,選考ポイントについての不明点を営業側に伝える</text:p>
            <text:p>・MTG内容共有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11">
          <table:table-cell table:style-name="ce22" office:value-type="string" calcext:value-type="string">
            <text:p>(JF担当者向け)JFインプットMTG</text:p>
          </table:table-cell>
          <table:table-cell table:style-name="ce20" office:value-type="string" calcext:value-type="string">
            <text:p>開催日程・参加企業確定</text:p>
          </table:table-cell>
          <table:table-cell table:style-name="ce21" office:value-type="string" calcext:value-type="string">
            <text:p>企業担当者</text:p>
          </table:table-cell>
          <table:table-cell table:style-name="ce22" office:value-type="string" calcext:value-type="string">
            <text:p>MTGを開催し、営業から「企業担当とJF担当者」に参加企業の魅力や注意事項を伝える</text:p>
            <text:p>■目的</text:p>
            <text:p>学生とコミュニケーションをとる現場側（主にJF担当者）が、下記4つを理解することを目的とする。</text:p>
            <text:p>・企業情報（基礎情報と魅力）</text:p>
            <text:p>・求人情報</text:p>
            <text:p>・選考ポイント（どんな人が評価されるのか）</text:p>
            <text:p>・面接対策での具体的な戦略</text:p>
            <text:p/>
            <text:p>■営業＆企業担当者</text:p>
            <text:p>・上記の内容の整理、過不足をなくす</text:p>
            <text:p/>
            <text:p>■JF担当者</text:p>
            <text:p>SCPに記載のある下記情報を確認して参加する</text:p>
            <text:p>・企業情報</text:p>
            <text:p>・求人情報</text:p>
            <text:p>・企業担当者のメモの確認</text:p>
            <text:p>・営業＆企業担当者にききたい質問</text:p>
          </table:table-cell>
          <table:table-cell table:style-name="ce22"/>
          <table:table-cell table:style-name="ce20" office:value-type="float" office:value="2" calcext:value-type="float">
            <text:p>2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12">
          <table:table-cell table:style-name="ce22" office:value-type="string" calcext:value-type="string">
            <text:p>選考会情報展開</text:p>
          </table:table-cell>
          <table:table-cell table:style-name="ce20" office:value-type="string" calcext:value-type="string">
            <text:p>募集開始</text:p>
          </table:table-cell>
          <table:table-cell table:style-name="ce21" office:value-type="string" calcext:value-type="string">
            <text:p>Xseeds管理者</text:p>
          </table:table-cell>
          <table:table-cell table:style-name="ce22" office:value-type="string" calcext:value-type="string">
            <text:p>投稿の内容：</text:p>
            <text:p>・参加企業情報（名前、ホームページなど）</text:p>
            <text:p>・xseeds Hub日程</text:p>
            <text:p>・申込期限、説明会実施日（あれば）</text:p>
            <text:p>・事前課題内容、提出期限（あれば）</text:p>
            <text:p>・その他資料など（会社紹介資料など）</text:p>
            <text:p>・SCPチェックリスト作成・展開</text:p>
            <text:p>注意点：学生に知らせる〆切は必ず企業に共有する募集〆切より営業日5日くらい早めにすること</text:p>
          </table:table-cell>
          <table:table-cell table:style-name="ce22" office:value-type="string" calcext:value-type="string">
            <text:p>・SCP上の申込を開始し</text:p>
            <text:p>・対象のFBグループに投稿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3">
          <table:table-cell table:style-name="ce22" office:value-type="string" calcext:value-type="string">
            <text:p>募集段階でGEU全員に情報共有</text:p>
          </table:table-cell>
          <table:table-cell table:style-name="ce20" office:value-type="string" calcext:value-type="string">
            <text:p>募集開始</text:p>
          </table:table-cell>
          <table:table-cell table:style-name="ce21" office:value-type="string" calcext:value-type="string">
            <text:p>Xseeds管理者</text:p>
          </table:table-cell>
          <table:table-cell table:style-name="ce22" office:value-type="string" calcext:value-type="string">
            <text:p>xseeds Hub日程、参加企業、採用対象などの情報をGEUALL板に共有</text:p>
            <text:p>xseeds Hubカレンダーを以下の情報を追加</text:p>
            <text:p>・参加企業</text:p>
            <text:p>・面接日程</text:p>
          </table:table-cell>
          <table:table-cell table:style-name="ce22"/>
          <table:table-cell table:style-name="ce20" office:value-type="float" office:value="1" calcext:value-type="float">
            <text:p>1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13">
          <table:table-cell table:style-name="ce22" office:value-type="string" calcext:value-type="string">
            <text:p>募集段階で関係者(BA・Infra)に周知</text:p>
          </table:table-cell>
          <table:table-cell table:style-name="ce20" office:value-type="string" calcext:value-type="string">
            <text:p>募集開始</text:p>
          </table:table-cell>
          <table:table-cell table:style-name="ce21" office:value-type="string" calcext:value-type="string">
            <text:p>Xseeds管理者</text:p>
          </table:table-cell>
          <table:table-cell table:style-name="ce26" office:value-type="string" calcext:value-type="string">
            <text:p><text:a xlink:href="https://docs.google.com/spreadsheets/d/1r8aLx1gAnlXr__ZzS0GJW27zla3wdQr-EV-dDFuy6GY/edit#gid=626806012" xlink:type="simple">xseeds Hub日程をBAに共有
以下の情報を共有
・開催日、時間
・会議室
・他の工事（特にインターネット）やイベントと被ってるかどうか確認
関連者：
　・BAと連携
　　[int] BA + TC板
　・Infraと連携
　　TC INFRA 板
参考URL：メッセージテンプレート
https://docs.google.com/spreadsheets/d/1r8aLx1gAnlXr__ZzS0GJW27zla3wdQr-EV-dDFuy6GY/edit#gid=626806012</text:a></text:p>
          </table:table-cell>
          <table:table-cell table:style-name="ce22"/>
          <table:table-cell table:style-name="ce20" office:value-type="float" office:value="1" calcext:value-type="float">
            <text:p>1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None</text:p>
          </table:table-cell>
          <table:table-cell table:number-columns-repeated="1015"/>
        </table:table-row>
        <table:table-row table:style-name="ro13">
          <table:table-cell table:style-name="ce22" office:value-type="string" calcext:value-type="string">
            <text:p>SCP上のCVチェック・添削</text:p>
          </table:table-cell>
          <table:table-cell table:style-name="ce20" office:value-type="string" calcext:value-type="string">
            <text:p>SCP公開準備・面接練習</text:p>
          </table:table-cell>
          <table:table-cell table:style-name="ce21" office:value-type="string" calcext:value-type="string">
            <text:p>Xseeds管理者</text:p>
          </table:table-cell>
          <table:table-cell table:style-name="ce26" office:value-type="string" calcext:value-type="string">
            <text:p><text:a xlink:href="https://docs.google.com/spreadsheets/d/1s-Bt4YKGLNC_2AayFaIX65odg6MHoe7iwZFslaJfEmg/edit#gid=965148804" xlink:type="simple">初参加学生のアカウント発行、成績入力
チェックリストに入力した学生に対してチェック・フィードバック (TC+ VN教師）
注意点：SCPについて「⑥SCP上レジュメ作成・添削」を参照
関連者：教師チームと連携
参考URL：セルフチェックリスト
https://docs.google.com/spreadsheets/d/1s-Bt4YKGLNC_2AayFaIX65odg6MHoe7iwZFslaJfEmg/edit#gid=965148804</text:a></text:p>
          </table:table-cell>
          <table:table-cell table:style-name="ce22"/>
          <table:table-cell table:style-name="ce20" office:value-type="float" office:value="2" calcext:value-type="float">
            <text:p>2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学生数</text:p>
          </table:table-cell>
          <table:table-cell table:number-columns-repeated="1015"/>
        </table:table-row>
        <table:table-row table:style-name="ro9">
          <table:table-cell table:style-name="ce22" office:value-type="string" calcext:value-type="string">
            <text:p>1回目面接練習展開・フォロー</text:p>
          </table:table-cell>
          <table:table-cell table:style-name="ce20" office:value-type="string" calcext:value-type="string">
            <text:p>SCP公開準備・面接練習</text:p>
          </table:table-cell>
          <table:table-cell table:style-name="ce21" office:value-type="string" calcext:value-type="string">
            <text:p>Xseeds管理者</text:p>
          </table:table-cell>
          <table:table-cell table:style-name="ce28" office:value-type="string" calcext:value-type="string">
            <text:p><text:a xlink:href="https://docs.google.com/spreadsheets/d/1_lKFiGEj3xcUXzXzjksH73qH4-cJk9VcrdNgn2Oba88/edit#gid=938675645" xlink:type="simple">作成・展開のタイミングは全体日程に応じて調整
準備の案内として評価シートのベトナム語版も展開
スカラシップ学生を参加してもらうようにしっかりとフォロー（２回目～4回目も同様）
関連者：教師チームと連携

参考URL：マニュアル
https://docs.google.com/spreadsheets/d/1_lKFiGEj3xcUXzXzjksH73qH4-cJk9VcrdNgn2Oba88/edit#gid=938675645
・CW板
https://www.chatwork.com/g/btaqpw8x2l2n66</text:a></text:p>
          </table:table-cell>
          <table:table-cell table:style-name="ce22" office:value-type="string" calcext:value-type="string">
            <text:p>・注意点シート内容作成・更新</text:p>
            <text:p>・予約シート作成（学生用・面接官用）</text:p>
            <text:p>・FBグループにて学生に展開・督促</text:p>
            <text:p>・その他全体フォロー（学生への準備案内、CWグループへの参加確認、緊急連絡のサポートなど）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学生数</text:p>
          </table:table-cell>
          <table:table-cell table:number-columns-repeated="1015"/>
        </table:table-row>
        <table:table-row table:style-name="ro13">
          <table:table-cell table:style-name="ce22" office:value-type="string" calcext:value-type="string">
            <text:p>事前課題・コーディングテスト実施</text:p>
          </table:table-cell>
          <table:table-cell table:style-name="ce20" office:value-type="string" calcext:value-type="string">
            <text:p>SCP公開準備・面接練習</text:p>
          </table:table-cell>
          <table:table-cell table:style-name="ce21" office:value-type="string" calcext:value-type="string">
            <text:p>Xseeds管理者</text:p>
          </table:table-cell>
          <table:table-cell table:style-name="ce26" office:value-type="string" calcext:value-type="string">
            <text:p><text:a xlink:href="https://docs.google.com/spreadsheets/d/1r8aLx1gAnlXr__ZzS0GJW27zla3wdQr-EV-dDFuy6GY/edit#gid=1637624690" xlink:type="simple">事前課題やテストなどがあれば学生に展開・督促・集約
FBグループにて案内・フォロー

参考URL：FBグループリスト
https://docs.google.com/spreadsheets/d/1r8aLx1gAnlXr__ZzS0GJW27zla3wdQr-EV-dDFuy6GY/edit#gid=1637624690</text:a></text:p>
          </table:table-cell>
          <table:table-cell table:style-name="ce22"/>
          <table:table-cell table:style-name="ce20" office:value-type="float" office:value="7" calcext:value-type="float">
            <text:p>7</text:p>
          </table:table-cell>
          <table:table-cell table:style-name="ce20" table:content-validation-name="val1" office:value-type="string" calcext:value-type="string">
            <text:p>日</text:p>
          </table:table-cell>
          <table:table-cell table:style-name="ce20" table:content-validation-name="val2" office:value-type="string" calcext:value-type="string">
            <text:p>None</text:p>
          </table:table-cell>
          <table:table-cell table:number-columns-repeated="1015"/>
        </table:table-row>
        <table:table-row table:style-name="ro13">
          <table:table-cell table:style-name="ce22" office:value-type="string" calcext:value-type="string">
            <text:p>企業をアピールする為に情報を提供 (あれば）</text:p>
          </table:table-cell>
          <table:table-cell table:style-name="ce20" office:value-type="string" calcext:value-type="string">
            <text:p>SCP公開準備・面接練習</text:p>
          </table:table-cell>
          <table:table-cell table:style-name="ce21" office:value-type="string" calcext:value-type="string">
            <text:p>Xseeds管理者</text:p>
          </table:table-cell>
          <table:table-cell table:style-name="ce26" office:value-type="string" calcext:value-type="string">
            <text:p><text:a xlink:href="https://docs.google.com/spreadsheets/d/1r8aLx1gAnlXr__ZzS0GJW27zla3wdQr-EV-dDFuy6GY/edit#gid=1491848201" xlink:type="simple">FBグループにて、下記の情報があれば学生に共有
・ベトナム人採用実績
・先輩からのレビュー
・企業の人間の感想（TCの接した経験から）
・勤務地の地方の紹介
など

参考URL：投稿の例
https://docs.google.com/spreadsheets/d/1r8aLx1gAnlXr__ZzS0GJW27zla3wdQr-EV-dDFuy6GY/edit#gid=1491848201</text:a></text:p>
          </table:table-cell>
          <table:table-cell table:style-name="ce22"/>
          <table:table-cell table:style-name="ce20" office:value-type="float" office:value="0.5" calcext:value-type="float">
            <text:p>0.5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5">
          <table:table-cell table:style-name="ce22" office:value-type="string" calcext:value-type="string">
            <text:p>SCP公開準備・面接練習段階で各種締切のリマインド</text:p>
          </table:table-cell>
          <table:table-cell table:style-name="ce20" office:value-type="string" calcext:value-type="string">
            <text:p>SCP公開準備・面接練習</text:p>
          </table:table-cell>
          <table:table-cell table:style-name="ce21" office:value-type="string" calcext:value-type="string">
            <text:p>Xseeds管理者</text:p>
          </table:table-cell>
          <table:table-cell table:style-name="ce26" office:value-type="string" calcext:value-type="string">
            <text:p><text:a xlink:href="https://docs.google.com/spreadsheets/d/1r8aLx1gAnlXr__ZzS0GJW27zla3wdQr-EV-dDFuy6GY/edit#gid=1849942277" xlink:type="simple">申込、ＳＣＰチェック、面接練習、事前課題の締め切りなど

参考URL：リマインド投稿の例
https://docs.google.com/spreadsheets/d/1r8aLx1gAnlXr__ZzS0GJW27zla3wdQr-EV-dDFuy6GY/edit#gid=1849942277</text:a></text:p>
          </table:table-cell>
          <table:table-cell table:style-name="ce22"/>
          <table:table-cell table:style-name="ce20" office:value-type="float" office:value="0.25" calcext:value-type="float">
            <text:p>0.25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14">
          <table:table-cell table:style-name="ce22" office:value-type="string" calcext:value-type="string">
            <text:p>SCPセルフチェック</text:p>
          </table:table-cell>
          <table:table-cell table:style-name="ce20" office:value-type="string" calcext:value-type="string">
            <text:p>SCP公開準備・面接練習</text:p>
          </table:table-cell>
          <table:table-cell table:style-name="ce21" office:value-type="string" calcext:value-type="string">
            <text:p>Xseeds担当者リーダ</text:p>
          </table:table-cell>
          <table:table-cell table:style-name="ce22" office:value-type="string" calcext:value-type="string">
            <text:p> ・企業説明会運営</text:p>
            <text:p>xseedsHub管理者に➋SCPセルフチェックリストを作成依頼：➋SCPセルフチェックリストが完成している</text:p>
            <text:p>xseedsHub管理者に学生へのSCPセルフチェック指示を依頼：xseedsHub管理者が学生へ以下のように指示をしている</text:p>
            <text:p>‐既にレビューを受けた学生も「書き換えた点があれば」毎回必ずセルフチェックすること</text:p>
            <text:p>‐前回レビューを受け、かつ今回書き換えていない学生もリストには記入すること</text:p>
            <text:p> </text:p>
            <text:p> ・SCPレビュー対象決定</text:p>
            <text:p>各大学の判断基準によりレビュー対象決定する </text:p>
            <text:p> ・自拠点の学生にセルフチェックを指示</text:p>
            <text:p>xseedsHub担当者が自拠点の学生にセルフチェックを指示 </text:p>
          </table:table-cell>
          <table:table-cell table:style-name="ce22" office:value-type="string" calcext:value-type="string">
            <text:p>・企業説明会運営</text:p>
            <text:p>・SCPレビュー対象決定</text:p>
            <text:p>・自拠点の学生にセルフチェックを指示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None</text:p>
          </table:table-cell>
          <table:table-cell table:number-columns-repeated="1015"/>
        </table:table-row>
        <table:table-row table:style-name="ro15">
          <table:table-cell table:style-name="ce22" office:value-type="string" calcext:value-type="string">
            <text:p>面接練習1回目前のタスク完成・Xseeds担当者リーダ</text:p>
          </table:table-cell>
          <table:table-cell table:style-name="ce20" office:value-type="string" calcext:value-type="string">
            <text:p>SCP公開準備・面接練習</text:p>
          </table:table-cell>
          <table:table-cell table:style-name="ce22" office:value-type="string" calcext:value-type="string">
            <text:p>Xseeds担当者リーダ</text:p>
          </table:table-cell>
          <table:table-cell table:style-name="ce22" office:value-type="string" calcext:value-type="string">
            <text:p>❺面接練習1回目予約シート(学生用)が完成している</text:p>
            <text:p>面接官全員に編集権限が付与されている</text:p>
            <text:p>xseedsHub担当者が面接練習1回目の参加学生数について把握している</text:p>
            <text:p>xseedsHub担当者が面接練習1回目の各大学,TCへの割り振り数を把握している</text:p>
            <text:p>追加xseedsHub担当者をアサインし、該当CWに追加した</text:p>
            <text:p>❺面接練習1回目予約シートに名前,meet URL,評価シートURLを記入した</text:p>
            <text:p>(できるだけ)他大学の学生を担当している</text:p>
          </table:table-cell>
          <table:table-cell table:style-name="ce22" office:value-type="string" calcext:value-type="string">
            <text:p>・xseedsHub管理者に❺面接練習1回目予約シート(学生用)を作成依頼</text:p>
            <text:p>・xseedsHub管理者に面接練習1回目学生への案内を依頼</text:p>
            <text:p>・参加学生数決定</text:p>
            <text:p>・各大学への割り振り数決定</text:p>
            <text:p>・追加xseedsHub担当をアサイン</text:p>
            <text:p>・面接担当決定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None</text:p>
          </table:table-cell>
          <table:table-cell table:number-columns-repeated="1015"/>
        </table:table-row>
        <table:table-row table:style-name="ro5">
          <table:table-cell table:style-name="ce22" office:value-type="string" calcext:value-type="string">
            <text:p>面接練習1回目前のタスク完成・xseedsHub担当者</text:p>
          </table:table-cell>
          <table:table-cell table:style-name="ce20" office:value-type="string" calcext:value-type="string">
            <text:p>SCP公開準備・面接練習</text:p>
          </table:table-cell>
          <table:table-cell table:style-name="ce22" office:value-type="string" calcext:value-type="string">
            <text:p>Xseeds担当者_ALL</text:p>
          </table:table-cell>
          <table:table-cell table:style-name="ce22" office:value-type="string" calcext:value-type="string">
            <text:p>xseedsHub担当者が自拠点の学生に面接練習1回目を案内</text:p>
            <text:p>面接練習免除学生把握</text:p>
          </table:table-cell>
          <table:table-cell table:style-name="ce22" office:value-type="string" calcext:value-type="string">
            <text:p>・面接練習免除学生数記入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None</text:p>
          </table:table-cell>
          <table:table-cell table:number-columns-repeated="1015"/>
        </table:table-row>
        <table:table-row table:style-name="ro5">
          <table:table-cell table:style-name="ce22" office:value-type="string" calcext:value-type="string">
            <text:p>会社説明会実施日の前日・当日に日程リマインド・URL共有</text:p>
          </table:table-cell>
          <table:table-cell table:style-name="ce24" office:value-type="string" calcext:value-type="string">
            <text:p>会社説明会準備</text:p>
          </table:table-cell>
          <table:table-cell table:style-name="ce21" office:value-type="string" calcext:value-type="string">
            <text:p>Xseeds管理者</text:p>
          </table:table-cell>
          <table:table-cell table:style-name="ce26" office:value-type="string" calcext:value-type="string">
            <text:p><text:a xlink:href="https://docs.google.com/spreadsheets/d/1r8aLx1gAnlXr__ZzS0GJW27zla3wdQr-EV-dDFuy6GY/edit#gid=1101682089" xlink:type="simple">実施日の前日・当日にFBグループにて日程リマインド・URL共有

参考URL：リマインド投稿の例
https://docs.google.com/spreadsheets/d/1r8aLx1gAnlXr__ZzS0GJW27zla3wdQr-EV-dDFuy6GY/edit#gid=1101682089</text:a></text:p>
          </table:table-cell>
          <table:table-cell table:style-name="ce22"/>
          <table:table-cell table:style-name="ce20" office:value-type="float" office:value="0.25" calcext:value-type="float">
            <text:p>0.25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None</text:p>
          </table:table-cell>
          <table:table-cell table:number-columns-repeated="1015"/>
        </table:table-row>
        <table:table-row table:style-name="ro13">
          <table:table-cell table:style-name="ce22" office:value-type="string" calcext:value-type="string">
            <text:p>会社説明会ＵＲＬ発行・送付</text:p>
          </table:table-cell>
          <table:table-cell table:style-name="ce24" office:value-type="string" calcext:value-type="string">
            <text:p>会社説明会準備</text:p>
          </table:table-cell>
          <table:table-cell table:style-name="ce21" office:value-type="string" calcext:value-type="string">
            <text:p>Xseeds管理者</text:p>
          </table:table-cell>
          <table:table-cell table:style-name="ce26" office:value-type="string" calcext:value-type="string">
            <text:p><text:a xlink:href="https://docs.google.com/spreadsheets/d/1D_ryyMOyhZszO3kDA9DIxWMWGpI7dKndkeT4eNMKwvg/edit#gid=0" xlink:type="simple">説明会のＵＲＬを発行（5社以上はズームプロアカウント転換後発行）
メール、スラックなど企業との連絡ツールにて説明会のＵＲＬを共有
開始15分前の事前打ち合わせ依頼
注意点：4社までは下記のプロアカウントを利用
TC Ngan
GEU Zoom A + Zoom B + Zoom C

関連者：営業担当者と連

参考URL：Zoom acc (E欄)
https://docs.google.com/spreadsheets/d/1D_ryyMOyhZszO3kDA9DIxWMWGpI7dKndkeT4eNMKwvg/edit#gid=0
・文例　3行目
https://docs.google.com/spreadsheets/d/1tALR3vh3JXPaKNtePwLoS7dpMW1wXIXs_3kKsDuoYeY/edit#gid=0</text:a></text:p>
          </table:table-cell>
          <table:table-cell table:style-name="ce22"/>
          <table:table-cell table:style-name="ce20" office:value-type="float" office:value="1" calcext:value-type="float">
            <text:p>1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None</text:p>
          </table:table-cell>
          <table:table-cell table:number-columns-repeated="1015"/>
        </table:table-row>
        <table:table-row table:style-name="ro5">
          <table:table-cell table:style-name="ce22" office:value-type="string" calcext:value-type="string">
            <text:p>会社説明会事前打ち合わせに参加</text:p>
          </table:table-cell>
          <table:table-cell table:style-name="ce24" office:value-type="string" calcext:value-type="string">
            <text:p>会社説明会準備</text:p>
          </table:table-cell>
          <table:table-cell table:style-name="ce21" office:value-type="string" calcext:value-type="string">
            <text:p>Xseeds管理者</text:p>
          </table:table-cell>
          <table:table-cell table:style-name="ce22" office:value-type="string" calcext:value-type="string">
            <text:p>接続テスト</text:p>
            <text:p>説明会の流れ・雰囲気を説明</text:p>
          </table:table-cell>
          <table:table-cell table:style-name="ce22"/>
          <table:table-cell table:style-name="ce20" office:value-type="float" office:value="2" calcext:value-type="float">
            <text:p>2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3">
          <table:table-cell table:style-name="ce22" office:value-type="string" calcext:value-type="string">
            <text:p>会社説明会前の通訳へのリマインド <text:s/></text:p>
          </table:table-cell>
          <table:table-cell table:style-name="ce24" office:value-type="string" calcext:value-type="string">
            <text:p>会社説明会準備</text:p>
          </table:table-cell>
          <table:table-cell table:style-name="ce21" office:value-type="string" calcext:value-type="string">
            <text:p>Xseeds管理者</text:p>
          </table:table-cell>
          <table:table-cell table:style-name="ce22" office:value-type="string" calcext:value-type="string">
            <text:p>CWかメールにて日程、ＵＲＬをリマインド</text:p>
            <text:p>注意点：</text:p>
            <text:p>社内通訳：CW運営板にて</text:p>
            <text:p>外部通訳：メールにて</text:p>
          </table:table-cell>
          <table:table-cell table:style-name="ce22"/>
          <table:table-cell table:style-name="ce20" office:value-type="float" office:value="1" calcext:value-type="float">
            <text:p>1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None</text:p>
          </table:table-cell>
          <table:table-cell table:number-columns-repeated="1015"/>
        </table:table-row>
        <table:table-row table:style-name="ro3">
          <table:table-cell table:style-name="ce22" office:value-type="string" calcext:value-type="string">
            <text:p>会社説明会日程をＪＦカレンダー追加 <text:s text:c="6"/></text:p>
          </table:table-cell>
          <table:table-cell table:style-name="ce24" office:value-type="string" calcext:value-type="string">
            <text:p>会社説明会準備</text:p>
          </table:table-cell>
          <table:table-cell table:style-name="ce21" office:value-type="string" calcext:value-type="string">
            <text:p>Xseeds管理者</text:p>
          </table:table-cell>
          <table:table-cell table:style-name="ce22" office:value-type="string" calcext:value-type="string">
            <text:p> xseeds Hubカレンダーに説明会の日程を追加</text:p>
            <text:p>カレンダーの概要に下記の情報を記入：</text:p>
            <text:p>・説明会日時</text:p>
            <text:p>・URＬ</text:p>
          </table:table-cell>
          <table:table-cell table:style-name="ce22"/>
          <table:table-cell table:style-name="ce20" office:value-type="float" office:value="0.5" calcext:value-type="float">
            <text:p>0.5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None</text:p>
          </table:table-cell>
          <table:table-cell table:number-columns-repeated="1015"/>
        </table:table-row>
        <table:table-row table:style-name="ro16">
          <table:table-cell table:style-name="ce23" office:value-type="string" calcext:value-type="string">
            <text:p>企業説明会運営</text:p>
          </table:table-cell>
          <table:table-cell table:style-name="ce24" office:value-type="string" calcext:value-type="string">
            <text:p>会社説明会実施</text:p>
          </table:table-cell>
          <table:table-cell table:style-name="ce21" office:value-type="string" calcext:value-type="string">
            <text:p>Xseeds管理者</text:p>
          </table:table-cell>
          <table:table-cell table:style-name="ce22" office:value-type="string" calcext:value-type="string">
            <text:p>・推薦学生リスト作成</text:p>
            <text:p>・説明会実施中の学生対応・司会進行</text:p>
            <text:p> ・説明会実施中の学生対応・録画</text:p>
            <text:p>FBグループにて参加できない学生に録画ビデオを共有　（ドライブにて）</text:p>
            <text:p>注意点：会社メールの個人ドライブに保存して、2~3週間後社内サーバーに移す</text:p>
            <text:p>参考URL：説明会ビデオの例</text:p>
            <text:p>FBグループリスト</text:p>
            <text:p>サーバーIP：192.168.0.10</text:p>
            <text:p>https://drive.google.com/file/d/1QQGqLcym4TZY3jB3JHtOM6YxiLOHZyca/view?fbclid=IwAR1jZntY2xRO8DC268sVuV4Sohw7MNpWUzZzdaNI0EgPIqYNTFhsjaBJStA </text:p>
            <text:p>・説明会実施中の企業対応・司会進行</text:p>
            <text:p>・説明会実施中の企業対応・タイムキーパー</text:p>
            <text:p> ・説明会実施中の企業対応・学生の名前＋質問のメモ</text:p>
            <text:p>説明会出席シートに記載</text:p>
            <text:p>参考URL：例</text:p>
            <text:p>https://docs.google.com/spreadsheets/d/1AGHeuu14Bk6cneruzdDmwR4-zZVz5b_VMpQhSbitx6g/edit#gid=338482809 </text:p>
          </table:table-cell>
          <table:table-cell table:style-name="ce22" office:value-type="string" calcext:value-type="string">
            <text:p>・推薦学生リスト作成</text:p>
            <text:p>・説明会実施中の学生対応・司会進行</text:p>
            <text:p>・説明会実施中の学生対応・録画</text:p>
            <text:p>・説明会実施中の企業対応・司会進行</text:p>
            <text:p>・説明会実施中の企業対応・タイムキーパー</text:p>
            <text:p>・説明会実施中の企業対応・学生の名前＋質問のメモ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12">
          <table:table-cell table:style-name="ce22" office:value-type="string" calcext:value-type="string">
            <text:p>企業分析WS実施</text:p>
          </table:table-cell>
          <table:table-cell table:style-name="ce24" office:value-type="string" calcext:value-type="string">
            <text:p>会社説明会実施</text:p>
          </table:table-cell>
          <table:table-cell table:style-name="ce22" office:value-type="string" calcext:value-type="string">
            <text:p>Xseeds担当者リーダ</text:p>
          </table:table-cell>
          <table:table-cell table:style-name="ce22" office:value-type="string" calcext:value-type="string">
            <text:p>企業分析ワークショップ事前案内：ワークショップの対象企業,日時が共有された</text:p>
            <text:p>参加学生数決定：JF管理者から企業分析ワークショップ参加学生数が共有された</text:p>
            <text:p>参加人数決定：学生5名に対して、xseedsHub担当者1名が参加してしる</text:p>
            <text:p>各大学への割り振り数決定：xseedsHub担当者が面接練習1回目の各大学,TCへの割り振り数を把握している</text:p>
            <text:p>（割り振り比　TC:HUST:VNU:DUT:UIT=4:1:1:1:1）</text:p>
            <text:p>WS参加：❽担当者管理表に各大学の割り振り数を記入している</text:p>
          </table:table-cell>
          <table:table-cell table:style-name="ce22" office:value-type="string" calcext:value-type="string">
            <text:p>・企業分析ワークショップ事前案内</text:p>
            <text:p>・参加学生数決定</text:p>
            <text:p>・参加人数決定</text:p>
            <text:p>・各大学への割り振り数決定</text:p>
            <text:p>・WS参加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13">
          <table:table-cell table:style-name="ce22" office:value-type="string" calcext:value-type="string">
            <text:p>企業分析WSの参加者決定</text:p>
          </table:table-cell>
          <table:table-cell table:style-name="ce24" office:value-type="string" calcext:value-type="string">
            <text:p>会社説明会実施</text:p>
          </table:table-cell>
          <table:table-cell table:style-name="ce22" office:value-type="string" calcext:value-type="string">
            <text:p>Xseeds管理者</text:p>
          </table:table-cell>
          <table:table-cell table:style-name="ce22" office:value-type="string" calcext:value-type="string">
            <text:p>xseedsHubビデオを該当CWで共有した</text:p>
          </table:table-cell>
          <table:table-cell table:style-name="ce22"/>
          <table:table-cell table:style-name="ce20" office:value-type="float" office:value="0.25" calcext:value-type="float">
            <text:p>0.25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13">
          <table:table-cell table:style-name="ce22" office:value-type="string" calcext:value-type="string">
            <text:p>2回目面接練習展開・フォロー</text:p>
          </table:table-cell>
          <table:table-cell table:style-name="ce20" office:value-type="string" calcext:value-type="string">
            <text:p>書類選考</text:p>
          </table:table-cell>
          <table:table-cell table:style-name="ce22" office:value-type="string" calcext:value-type="string">
            <text:p>Xseeds管理者</text:p>
          </table:table-cell>
          <table:table-cell table:style-name="ce28" office:value-type="string" calcext:value-type="string">
            <text:p><text:a xlink:href="https://docs.google.com/spreadsheets/d/16g11mSr3id_m8EdBC5WdXki_eqfT_9Ns9bTVuy19fS4/edit#gid=643500676" xlink:type="simple">予約シート作成（学生用・面接官用）
学生にFBグループにて展開・督促
xseeds Hub担当者がアサインした人数により、TC内担当者アサイン
面接練習対応
その他全体フォロー（学生への準備案内、CWグループへの参加確認、緊急連絡のサポートなど）
注意点：SCPチェック担当者が個別に学生に希望日程を確認
関連者：xseeds Hub担当者と連携
参考URL：
・スケジュールの例・xseeds Hubフォルダー
https://docs.google.com/spreadsheets/d/16g11mSr3id_m8EdBC5WdXki_eqfT_9Ns9bTVuy19fS4/edit#gid=643500676
・FBグループリスト：
https://docs.google.com/spreadsheets/d/1r8aLx1gAnlXr__ZzS0GJW27zla3wdQr-EV-dDFuy6GY/edit#gid=1637624690
・マニュアル：
https://docs.google.com/spreadsheets/d/1_lKFiGEj3xcUXzXzjksH73qH4-cJk9VcrdNgn2Oba88/edit#gid=938675645
・CW運営板：
https://www.chatwork.com/g/btaqpw8x2l2n66</text:a></text:p>
          </table:table-cell>
          <table:table-cell table:style-name="ce22"/>
          <table:table-cell table:style-name="ce20" office:value-type="float" office:value="2" calcext:value-type="float">
            <text:p>2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None</text:p>
          </table:table-cell>
          <table:table-cell table:number-columns-repeated="1015"/>
        </table:table-row>
        <table:table-row table:style-name="ro5">
          <table:table-cell table:style-name="ce22" office:value-type="string" calcext:value-type="string">
            <text:p>SCPで学生のレジュメを公開</text:p>
          </table:table-cell>
          <table:table-cell table:style-name="ce20" office:value-type="string" calcext:value-type="string">
            <text:p>書類選考</text:p>
          </table:table-cell>
          <table:table-cell table:style-name="ce22" office:value-type="string" calcext:value-type="string">
            <text:p>Xseeds管理者</text:p>
          </table:table-cell>
          <table:table-cell table:style-name="ce22" office:value-type="string" calcext:value-type="string">
            <text:p>[SCPAdmin画面]</text:p>
            <text:p>選考会イベント→　設定→　Agent　画面設定　→学生一覧 閲覧可　ON</text:p>
          </table:table-cell>
          <table:table-cell table:style-name="ce22"/>
          <table:table-cell table:style-name="ce20" office:value-type="float" office:value="0.25" calcext:value-type="float">
            <text:p>0.25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13">
          <table:table-cell table:style-name="ce22" office:value-type="string" calcext:value-type="string">
            <text:p>企業にＳＣＰ公開を知らせ</text:p>
          </table:table-cell>
          <table:table-cell table:style-name="ce20" office:value-type="string" calcext:value-type="string">
            <text:p>書類選考</text:p>
          </table:table-cell>
          <table:table-cell table:style-name="ce22" office:value-type="string" calcext:value-type="string">
            <text:p>Xseeds管理者</text:p>
          </table:table-cell>
          <table:table-cell table:style-name="ce26" office:value-type="string" calcext:value-type="string">
            <text:p><text:a xlink:href="https://drive.google.com/file/d/148_pdaZ5n_jhXmMG6t0Z8Rwj_KNEaEni/view?usp=sharing" xlink:type="simple">メール、スラックなど企業との連絡ツールにて
参考URL：SCP公開案内メール例
https://drive.google.com/file/d/148_pdaZ5n_jhXmMG6t0Z8Rwj_KNEaEni/view?usp=sharing</text:a></text:p>
          </table:table-cell>
          <table:table-cell table:style-name="ce22"/>
          <table:table-cell table:style-name="ce20" office:value-type="float" office:value="0.25" calcext:value-type="float">
            <text:p>0.25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13">
          <table:table-cell table:style-name="ce22" office:value-type="string" calcext:value-type="string">
            <text:p>書類選考段階で企業の希望による情報提供</text:p>
          </table:table-cell>
          <table:table-cell table:style-name="ce20" office:value-type="string" calcext:value-type="string">
            <text:p>書類選考</text:p>
          </table:table-cell>
          <table:table-cell table:style-name="ce22" office:value-type="string" calcext:value-type="string">
            <text:p>Xseeds管理者</text:p>
          </table:table-cell>
          <table:table-cell table:style-name="ce22" office:value-type="string" calcext:value-type="string">
            <text:p>事前課題・職種希望リストなどがあれば併せて提出</text:p>
          </table:table-cell>
          <table:table-cell table:style-name="ce22"/>
          <table:table-cell table:style-name="ce20" office:value-type="float" office:value="0.25" calcext:value-type="float">
            <text:p>0.25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5">
          <table:table-cell table:style-name="ce22" office:value-type="string" calcext:value-type="string">
            <text:p>一次面接スケジュール案内</text:p>
          </table:table-cell>
          <table:table-cell table:style-name="ce20" office:value-type="string" calcext:value-type="string">
            <text:p>書類選考</text:p>
          </table:table-cell>
          <table:table-cell table:style-name="ce22" office:value-type="string" calcext:value-type="string">
            <text:p>XseedsHub管理者</text:p>
          </table:table-cell>
          <table:table-cell table:style-name="ce26" office:value-type="string" calcext:value-type="string">
            <text:p><text:a xlink:href="https://docs.google.com/spreadsheets/d/16g11mSr3id_m8EdBC5WdXki_eqfT_9Ns9bTVuy19fS4/edit#gid=643500676" xlink:type="simple">xseeds Hubフォルダーにてスケジュールの例を作成
企業にメール、スラックなど企業との連絡ツールにて送付
参考URL：スケジュールの例・フォルダーは４８行目参照
https://docs.google.com/spreadsheets/d/16g11mSr3id_m8EdBC5WdXki_eqfT_9Ns9bTVuy19fS4/edit#gid=643500676</text:a></text:p>
          </table:table-cell>
          <table:table-cell table:style-name="ce22"/>
          <table:table-cell table:style-name="ce20" office:value-type="float" office:value="0.25" calcext:value-type="float">
            <text:p>0.25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17">
          <table:table-cell table:style-name="ce22" office:value-type="string" calcext:value-type="string">
            <text:p>二次面接練習前</text:p>
          </table:table-cell>
          <table:table-cell table:style-name="ce20" office:value-type="string" calcext:value-type="string">
            <text:p>書類選考</text:p>
          </table:table-cell>
          <table:table-cell table:style-name="ce22" office:value-type="string" calcext:value-type="string">
            <text:p>Xseeds担当者リーダ</text:p>
          </table:table-cell>
          <table:table-cell table:style-name="ce22" office:value-type="string" calcext:value-type="string">
            <text:p>❺面接練習2回目予約シート(学生用)が完成している</text:p>
            <text:p>面接官全員に編集権限が付与されている</text:p>
            <text:p>xseedsHub担当者が面接練習1回目の参加学生数について把握している</text:p>
            <text:p>xseedsHub担当者が面接練習1回目の各大学,TCへの割り振り数を把握している</text:p>
            <text:p>追加xseedsHub担当者をアサインし、該当CWに追加した</text:p>
          </table:table-cell>
          <table:table-cell table:style-name="ce22" office:value-type="string" calcext:value-type="string">
            <text:p>・xseedsHub管理者に❺面接練習2回目予約シート(学生用)を作成依頼</text:p>
            <text:p/>
            <text:p>・SCPレビューを行った学生に面接練習2回目の案内</text:p>
            <text:p>・参加学生数決定</text:p>
            <text:p>・各大学,TCチームへの割り振り決定</text:p>
            <text:p>・追加xseedsHub担当者アサイン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5">
          <table:table-cell table:style-name="ce22" office:value-type="string" calcext:value-type="string">
            <text:p>二次面接練習後</text:p>
          </table:table-cell>
          <table:table-cell table:style-name="ce20" office:value-type="string" calcext:value-type="string">
            <text:p>書類選考</text:p>
          </table:table-cell>
          <table:table-cell table:style-name="ce22" office:value-type="string" calcext:value-type="string">
            <text:p>Xseeds担当者_ALL</text:p>
          </table:table-cell>
          <table:table-cell table:style-name="ce22" office:value-type="string" calcext:value-type="string">
            <text:p>評価シートのLinkをSCPの学生とのやりとり欄に貼付ける</text:p>
            <text:p>注意点：既に張り付けて済みであれば不要</text:p>
          </table:table-cell>
          <table:table-cell table:style-name="ce22"/>
          <table:table-cell table:style-name="ce20" office:value-type="float" office:value="0.25" calcext:value-type="float">
            <text:p>0.25</text:p>
          </table:table-cell>
          <table:table-cell table:style-name="ce20" table:content-validation-name="val1" office:value-type="string" calcext:value-type="string">
            <office:annotation draw:style-name="gr1" draw:text-style-name="P2" svg:width="4.4528in" svg:height="1.4476in" svg:x="19.2264in" svg:y="43.5917in" draw:caption-point-x="-0.1602in" draw:caption-point-y="-0.3193in">
              <dc:date>2021-10-19T00:00:00</dc:date>
              <text:p text:style-name="P1"><text:span text:style-name="T1">まだ入れていない</text:span></text:p>
              <text:p text:style-name="P1"><text:span text:style-name="T1"><text:tab/></text:span><text:span text:style-name="T1">-Linh Trinh Thi Thuy</text:span></text:p>
            </office:annotation>
            <text:p>時間</text:p>
          </table:table-cell>
          <table:table-cell table:style-name="ce20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18">
          <table:table-cell table:number-columns-repeated="1023"/>
        </table:table-row>
        <table:table-row table:style-name="ro19" table:number-rows-repeated="7">
          <table:table-cell table:number-columns-repeated="1023"/>
        </table:table-row>
        <table:table-row table:style-name="ro20" table:number-rows-repeated="3">
          <table:table-cell table:number-columns-repeated="1023"/>
        </table:table-row>
        <table:table-row table:style-name="ro19" table:number-rows-repeated="32">
          <table:table-cell table:number-columns-repeated="1023"/>
        </table:table-row>
        <table:table-row table:style-name="ro21" table:number-rows-repeated="6">
          <table:table-cell table:style-name="ce22"/>
          <table:table-cell table:style-name="ce24"/>
          <table:table-cell table:style-name="ce22" table:number-columns-repeated="3"/>
          <table:table-cell table:style-name="ce20" table:number-columns-repeated="3"/>
          <table:table-cell table:number-columns-repeated="1015"/>
        </table:table-row>
        <table:table-row table:style-name="ro21" table:number-rows-repeated="844">
          <table:table-cell table:style-name="ce22"/>
          <table:table-cell/>
          <table:table-cell table:style-name="ce22" table:number-columns-repeated="3"/>
          <table:table-cell table:style-name="ce20" table:number-columns-repeated="3"/>
          <table:table-cell table:number-columns-repeated="1015"/>
        </table:table-row>
        <table:table-row table:style-name="ro22" table:number-rows-repeated="1047634">
          <table:table-cell table:number-columns-repeated="1023"/>
        </table:table-row>
        <table:table-row table:style-name="ro23" table:number-rows-repeated="3">
          <table:table-cell table:number-columns-repeated="1023"/>
        </table:table-row>
        <table:table-row table:style-name="ro2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-apple-system" svg:font-family="-apple-system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 style:data-style-name="N2" text:time-value="13:31:38.9617986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0T13:30:51.388539036</meta:creation-date>
    <dc:date>2021-10-20T13:46:28.811034797</dc:date>
    <meta:editing-duration>PT14M55S</meta:editing-duration>
    <meta:editing-cycles>8</meta:editing-cycles>
    <meta:generator>LibreOffice/6.4.7.2$Linux_X86_64 LibreOffice_project/40$Build-2</meta:generator>
    <meta:document-statistic meta:table-count="1" meta:cell-count="336" meta:object-count="0"/>
  </office:meta>
</office:document-meta>
</file>